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PropertySetter.setterName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PropertySetter.reportNoSetterFou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PropertySetter.BeanPropertySetter( final Object target , final Field property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Setter.set( final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BeanPropertySetter.BeanPropertySetter( final Object target , final Field propertyField , boolean reportNoSetter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